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006600" draw:fill-color="#6699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6699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6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style:text-underline-style="none"/>
    </style:style>
    <style:style style:name="P19" style:family="paragraph">
      <loext:graphic-properties draw:fill="none" draw:fill-color="#ffffff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>
      <loext:graphic-properties draw:fill="none" draw:fill-color="#ffffff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22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</text:span><text:span text:style-name="T2">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draw:frame draw:style-name="gr7" draw:text-style-name="P7" draw:layer="layout" svg:width="14.586cm" svg:height="0.962cm" svg:x="0.6cm" svg:y="1.006cm">
          <draw:text-box>
            <text:p>Test underlined are implemented and ready to use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4.096cm" svg:height="0.725cm" svg:x="6.935cm" svg:y="0.216cm">
          <draw:text-box>
            <text:p text:style-name="P1"><text:span text:style-name="T4">pin</text:span><text:span text:style-name="T4">g </text:span><text:span text:style-name="T4">def</text:span><text:span text:style-name="T4">aul</text:span><text:span text:style-name="T4">t </text:span><text:span text:style-name="T4">pro</text:span><text:span text:style-name="T4">jec</text:span><text:span text:style-name="T4">t</text:span></text:p>
          </draw:text-box>
        </draw:frame>
        <draw:custom-shape draw:style-name="gr10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039cm" svg:height="0.725cm" svg:x="6.952cm" svg:y="1.093cm">
          <draw:text-box>
            <text:p text:style-name="P1"><text:span text:style-name="T5">pin</text:span><text:span text:style-name="T5">g </text:span><text:span text:style-name="T5">orp</text:span></text:p>
          </draw:text-box>
        </draw:frame>
        <draw:custom-shape draw:style-name="gr10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2.699cm" svg:height="0.725cm" svg:x="6.953cm" svg:y="1.994cm">
          <draw:text-box>
            <text:p text:style-name="P1"><text:span text:style-name="T5">pin</text:span><text:span text:style-name="T5">g </text:span><text:span text:style-name="T5">se</text:span><text:span text:style-name="T5">arc</text:span><text:span text:style-name="T5">h</text:span></text:p>
          </draw:text-box>
        </draw:frame>
        <draw:custom-shape draw:style-name="gr10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3.855cm" svg:height="0.725cm" svg:x="6.954cm" svg:y="2.895cm">
          <draw:text-box>
            <text:p text:style-name="P1"><text:span text:style-name="T5">pin</text:span><text:span text:style-name="T5">g </text:span><text:span text:style-name="T5">sol</text:span><text:span text:style-name="T5">r </text:span><text:span text:style-name="T5">int</text:span><text:span text:style-name="T5">erf</text:span><text:span text:style-name="T5">ac</text:span><text:span text:style-name="T5">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10" draw:text-style-name="P1" xml:id="id16" draw:id="id16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3.783cm" svg:height="0.725cm" svg:x="6.953cm" svg:y="5.16cm">
          <draw:text-box>
            <text:p text:style-name="P1"><text:span text:style-name="T4">us</text:span><text:span text:style-name="T4">er</text:span><text:span text:style-name="T4">&amp;a</text:span><text:span text:style-name="T4">dm</text:span><text:span text:style-name="T4">in </text:span><text:span text:style-name="T4">log</text:span><text:span text:style-name="T4">in</text:span></text:p>
          </draw:text-box>
        </draw:frame>
        <draw:custom-shape draw:style-name="gr10" draw:text-style-name="P1" xml:id="id17" draw:id="id17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3.525cm" svg:height="0.725cm" svg:x="6.951cm" svg:y="4.432cm">
          <draw:text-box>
            <text:p text:style-name="P1"><text:span text:style-name="T5">cre</text:span><text:span text:style-name="T5">ate </text:span><text:span text:style-name="T5">ne</text:span><text:span text:style-name="T5">w </text:span><text:span text:style-name="T5">us</text:span><text:span text:style-name="T5">er</text:span></text:p>
          </draw:text-box>
        </draw:frame>
        <draw:custom-shape draw:style-name="gr10" draw:text-style-name="P1" xml:id="id18" draw:id="id18" draw:layer="layout" svg:width="0.223cm" svg:height="0.223cm" svg:x="6.686cm" svg:y="6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4.304cm" svg:height="0.725cm" svg:x="6.952cm" svg:y="5.831cm">
          <draw:text-box>
            <text:p text:style-name="P1"><text:span text:style-name="T2">se</text:span><text:span text:style-name="T2">arc</text:span><text:span text:style-name="T2">h </text:span><text:span text:style-name="T2">&amp; </text:span><text:span text:style-name="T2">get </text:span><text:span text:style-name="T2">dl </text:span><text:span text:style-name="T2">lin</text:span><text:span text:style-name="T2">ks</text:span></text:p>
          </draw:text-box>
        </draw:frame>
        <draw:connector draw:style-name="gr5" draw:text-style-name="P6" draw:layer="layout" draw:type="line" svg:x1="5.669cm" svg:y1="5.567cm" svg:x2="6.687cm" svg:y2="5.561cm" draw:start-shape="id15" draw:start-glue-point="10" draw:end-shape="id16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15" draw:start-glue-point="10" draw:end-shape="id17" draw:end-glue-point="6" svg:d="M5669 5567c762 0 254-734 1016-734" svg:viewBox="0 0 1017 735">
          <text:p/>
        </draw:connector>
        <draw:connector draw:style-name="gr5" draw:text-style-name="P6" draw:layer="layout" draw:type="curve" svg:x1="5.669cm" svg:y1="5.567cm" svg:x2="6.686cm" svg:y2="6.232cm" draw:start-shape="id15" draw:start-glue-point="10" draw:end-shape="id18" draw:end-glue-point="6" svg:d="M5669 5567c762 0 254 665 1017 665" svg:viewBox="0 0 1018 666">
          <text:p/>
        </draw:connector>
        <draw:custom-shape draw:style-name="gr9" draw:text-style-name="P2" xml:id="id19" draw:id="id19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0" draw:id="id20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9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20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9" draw:text-style-name="P2" xml:id="id21" draw:id="id21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2" draw:id="id22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1.209cm" svg:height="0.725cm" svg:x="6.953cm" svg:y="9.56cm">
          <draw:text-box>
            <text:p text:style-name="P1"><text:span text:style-name="T6">rol</text:span><text:span text:style-name="T6">e</text:span></text:p>
          </draw:text-box>
        </draw:frame>
        <draw:custom-shape draw:style-name="gr10" draw:text-style-name="P1" xml:id="id23" draw:id="id23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1.59cm" svg:height="0.725cm" svg:x="6.951cm" svg:y="8.832cm">
          <draw:text-box>
            <text:p text:style-name="P1"><text:span text:style-name="T7">gro</text:span><text:span text:style-name="T7">up</text:span></text:p>
          </draw:text-box>
        </draw:frame>
        <draw:custom-shape draw:style-name="gr10" draw:text-style-name="P1" xml:id="id24" draw:id="id24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637cm" svg:height="0.725cm" svg:x="6.952cm" svg:y="10.231cm">
          <draw:text-box>
            <text:p text:style-name="P1"><text:span text:style-name="T2">act</text:span><text:span text:style-name="T2">ion</text:span></text:p>
          </draw:text-box>
        </draw:frame>
        <draw:connector draw:style-name="gr5" draw:text-style-name="P6" draw:layer="layout" draw:type="line" svg:x1="5.669cm" svg:y1="9.967cm" svg:x2="6.687cm" svg:y2="9.961cm" draw:start-shape="id21" draw:start-glue-point="10" draw:end-shape="id22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1" draw:start-glue-point="10" draw:end-shape="id23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1" draw:start-glue-point="10" draw:end-shape="id24" draw:end-glue-point="6" svg:d="M5669 9967c762 0 254 665 1017 665" svg:viewBox="0 0 1018 666">
          <text:p/>
        </draw:connecto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8" draw:id="id28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9" draw:id="id29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6" draw:id="id26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2.843cm" svg:height="0.725cm" svg:x="6.935cm" svg:y="0.216cm">
          <draw:text-box>
            <text:p text:style-name="P1"><text:span text:style-name="T4">pin</text:span><text:span text:style-name="T4">g </text:span><text:span text:style-name="T4">thr</text:span><text:span text:style-name="T4">ed</text:span><text:span text:style-name="T4">ds</text:span></text:p>
          </draw:text-box>
        </draw:frame>
        <draw:custom-shape draw:style-name="gr10" draw:text-style-name="P1" xml:id="id27" draw:id="id27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2.868cm" svg:height="0.725cm" svg:x="6.952cm" svg:y="1.093cm">
          <draw:text-box>
            <text:p text:style-name="P1"><text:span text:style-name="T5">pin</text:span><text:span text:style-name="T5">g </text:span><text:span text:style-name="T5">orp</text:span></text:p>
          </draw:text-box>
        </draw:frame>
        <draw:connector draw:style-name="gr5" draw:text-style-name="P6" draw:layer="layout" draw:type="curve" svg:x1="5.569cm" svg:y1="2.01cm" svg:x2="6.669cm" svg:y2="0.65cm" draw:start-shape="id25" draw:start-glue-point="10" draw:end-shape="id26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5" draw:start-glue-point="10" draw:end-shape="id27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8" draw:start-glue-point="10" draw:end-shape="id25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8" draw:start-glue-point="10" draw:end-shape="id29" draw:end-glue-point="6" svg:d="M2993 9972c934 0 312-4405 1245-4405" svg:viewBox="0 0 1246 4406">
          <text:p/>
        </draw:connector>
        <draw:custom-shape draw:style-name="gr10" draw:text-style-name="P1" xml:id="id30" draw:id="id30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9" draw:layer="layout" svg:width="1.213cm" svg:height="0.725cm" svg:x="6.934cm" svg:y="3.716cm">
          <draw:text-box>
            <text:p text:style-name="P18"><text:span text:style-name="T6">htt</text:span><text:span text:style-name="T6">p</text:span></text:p>
          </draw:text-box>
        </draw:frame>
        <draw:custom-shape draw:style-name="gr10" draw:text-style-name="P1" xml:id="id31" draw:id="id31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0" draw:layer="layout" svg:width="1.683cm" svg:height="0.725cm" svg:x="6.951cm" svg:y="4.593cm">
          <draw:text-box>
            <text:p text:style-name="P18"><text:span text:style-name="T7">gri</text:span><text:span text:style-name="T7">dft</text:span><text:span text:style-name="T7">p</text:span></text:p>
          </draw:text-box>
        </draw:frame>
        <draw:custom-shape draw:style-name="gr10" draw:text-style-name="P1" xml:id="id32" draw:id="id32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1" draw:layer="layout" svg:width="3.008cm" svg:height="0.725cm" svg:x="6.952cm" svg:y="5.494cm">
          <draw:text-box>
            <text:p text:style-name="P1"><text:span text:style-name="T7">glo</text:span><text:span text:style-name="T7">bu</text:span><text:span text:style-name="T7">s </text:span><text:span text:style-name="T7">onl</text:span><text:span text:style-name="T7">ine</text:span></text:p>
          </draw:text-box>
        </draw:frame>
        <draw:custom-shape draw:style-name="gr10" draw:text-style-name="P1" xml:id="id33" draw:id="id33" draw:layer="layout" svg:width="0.223cm" svg:height="0.223cm" svg:x="6.687cm" svg:y="6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6" draw:layer="layout" svg:width="1.399cm" svg:height="0.725cm" svg:x="6.953cm" svg:y="6.395cm">
          <draw:text-box>
            <text:p text:style-name="P1"><text:span text:style-name="T7">log</text:span><text:span text:style-name="T7">in</text:span></text:p>
          </draw:text-box>
        </draw:frame>
        <draw:connector draw:style-name="gr5" draw:text-style-name="P6" draw:layer="layout" draw:type="curve" svg:x1="5.569cm" svg:y1="5.567cm" svg:x2="6.668cm" svg:y2="4.15cm" draw:end-shape="id30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1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2" draw:end-glue-point="6" svg:d="M5569 5567c462 0-96 361 1117 361" svg:viewBox="0 0 1118 362">
          <text:p/>
        </draw:connector>
        <draw:connector draw:style-name="gr5" draw:text-style-name="P6" draw:layer="layout" draw:type="curve" svg:x1="5.569cm" svg:y1="5.567cm" svg:x2="6.687cm" svg:y2="6.829cm" draw:end-shape="id33" draw:end-glue-point="6" svg:d="M5569 5567c462 0-97 1262 1118 1262" svg:viewBox="0 0 1119 1263">
          <text:p/>
        </draw:connector>
        <draw:custom-shape draw:style-name="gr9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8" draw:start-glue-point="10" draw:end-shape="id34" draw:end-glue-point="6" svg:d="M2993 9972c934 0 312-5 1245-5" svg:viewBox="0 0 1246 6">
          <text:p/>
        </draw:connector>
        <draw:custom-shape draw:style-name="gr10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1.209cm" svg:height="0.725cm" svg:x="6.953cm" svg:y="9.56cm">
          <draw:text-box>
            <text:p text:style-name="P1"><text:span text:style-name="T6">rol</text:span><text:span text:style-name="T6">e</text:span></text:p>
          </draw:text-box>
        </draw:frame>
        <draw:custom-shape draw:style-name="gr10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1.59cm" svg:height="0.725cm" svg:x="6.951cm" svg:y="8.832cm">
          <draw:text-box>
            <text:p text:style-name="P1"><text:span text:style-name="T7">gro</text:span><text:span text:style-name="T7">up</text:span></text:p>
          </draw:text-box>
        </draw:frame>
        <draw:custom-shape draw:style-name="gr10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637cm" svg:height="0.725cm" svg:x="6.952cm" svg:y="10.231cm">
          <draw:text-box>
            <text:p text:style-name="P1"><text:span text:style-name="T2">act</text:span><text:span text:style-name="T2">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draw:custom-shape draw:style-name="gr10" draw:text-style-name="P1" xml:id="id38" draw:id="id38" draw:layer="layout" svg:width="0.223cm" svg:height="0.223cm" svg:x="6.686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3.008cm" svg:height="0.725cm" svg:x="6.952cm" svg:y="1.994cm">
          <draw:text-box>
            <text:p text:style-name="P1"><text:span text:style-name="T5">pin</text:span><text:span text:style-name="T5">g </text:span><text:span text:style-name="T5">sta</text:span><text:span text:style-name="T5">ts </text:span><text:span text:style-name="T5">api</text:span></text:p>
          </draw:text-box>
        </draw:frame>
        <draw:connector draw:style-name="gr5" draw:text-style-name="P6" draw:layer="layout" draw:type="curve" svg:x1="5.569cm" svg:y1="2.01cm" svg:x2="6.686cm" svg:y2="2.427cm" draw:start-shape="id25" draw:start-glue-point="10" draw:end-shape="id38" draw:end-glue-point="6" svg:d="M5569 2010c837 0 279 417 1117 417" svg:viewBox="0 0 1118 418">
          <text:p/>
        </draw:connecto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9" draw:id="id39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0" draw:id="id40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9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9" draw:start-glue-point="10" draw:end-shape="id40" draw:end-glue-point="6" svg:d="M2993 9972c934 0 312-4405 1245-4405" svg:viewBox="0 0 1246 4406">
          <text:p/>
        </draw:connector>
        <draw:custom-shape draw:style-name="gr10" draw:text-style-name="P1" xml:id="id41" draw:id="id41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2.771cm" svg:height="0.725cm" svg:x="6.953cm" svg:y="5.16cm">
          <draw:text-box>
            <text:p text:style-name="P1"><text:span text:style-name="T4">get </text:span><text:span text:style-name="T4">tru</text:span><text:span text:style-name="T4">str</text:span><text:span text:style-name="T4">oot</text:span></text:p>
          </draw:text-box>
        </draw:frame>
        <draw:custom-shape draw:style-name="gr10" draw:text-style-name="P1" xml:id="id42" draw:id="id42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3.266cm" svg:height="0.725cm" svg:x="6.951cm" svg:y="4.432cm">
          <draw:text-box>
            <text:p text:style-name="P1"><text:span text:style-name="T5">get </text:span><text:span text:style-name="T5">cre</text:span><text:span text:style-name="T5">de</text:span><text:span text:style-name="T5">nti</text:span><text:span text:style-name="T5">als</text:span></text:p>
          </draw:text-box>
        </draw:frame>
        <draw:connector draw:style-name="gr5" draw:text-style-name="P6" draw:layer="layout" draw:type="line" svg:x1="5.669cm" svg:y1="5.567cm" svg:x2="6.687cm" svg:y2="5.561cm" draw:start-shape="id40" draw:start-glue-point="10" draw:end-shape="id41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40" draw:start-glue-point="10" draw:end-shape="id42" draw:end-glue-point="6" svg:d="M5669 5567c762 0 254-734 1016-734" svg:viewBox="0 0 1017 735">
          <text:p/>
        </draw:connector>
        <draw:custom-shape draw:style-name="gr9" draw:text-style-name="P2" xml:id="id43" draw:id="id43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9" draw:start-glue-point="10" draw:end-shape="id43" draw:end-glue-point="6" svg:d="M2993 9972c934 0 312 5296 1245 5296" svg:viewBox="0 0 1246 5297">
          <text:p/>
        </draw:connector>
        <draw:custom-shape draw:style-name="gr9" draw:text-style-name="P2" xml:id="id44" draw:id="id44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5" draw:id="id45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3.783cm" svg:height="0.725cm" svg:x="6.852cm" svg:y="1.66cm">
          <draw:text-box>
            <text:p text:style-name="P1"><text:span text:style-name="T6">pin</text:span><text:span text:style-name="T6">g </text:span><text:span text:style-name="T6">my</text:span><text:span text:style-name="T6">pro</text:span><text:span text:style-name="T6">xy</text:span></text:p>
          </draw:text-box>
        </draw:frame>
        <draw:custom-shape draw:style-name="gr10" draw:text-style-name="P1" xml:id="id46" draw:id="id46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3.525cm" svg:height="0.725cm" svg:x="6.85cm" svg:y="0.932cm">
          <draw:text-box>
            <text:p text:style-name="P1"><text:span text:style-name="T5">pin</text:span><text:span text:style-name="T5">g </text:span><text:span text:style-name="T5">slc</text:span><text:span text:style-name="T5">s</text:span></text:p>
          </draw:text-box>
        </draw:frame>
        <draw:custom-shape draw:style-name="gr10" draw:text-style-name="P1" xml:id="id47" draw:id="id47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4.304cm" svg:height="0.725cm" svg:x="6.851cm" svg:y="2.331cm">
          <draw:text-box>
            <text:p text:style-name="P1"><text:span text:style-name="T5">pin</text:span><text:span text:style-name="T5">g </text:span><text:span text:style-name="T5">es</text:span><text:span text:style-name="T5">gf-</text:span><text:span text:style-name="T5">idp</text:span></text:p>
          </draw:text-box>
        </draw:frame>
        <draw:connector draw:style-name="gr5" draw:text-style-name="P6" draw:layer="layout" draw:type="line" svg:x1="5.568cm" svg:y1="2.067cm" svg:x2="6.586cm" svg:y2="2.061cm" draw:start-shape="id44" draw:start-glue-point="10" draw:end-shape="id45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4" draw:start-glue-point="10" draw:end-shape="id46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4" draw:start-glue-point="10" draw:end-shape="id47" draw:end-glue-point="6" svg:d="M5568 2067c762 0 254 665 1017 665" svg:viewBox="0 0 1018 666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50" draw:id="id50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8" draw:id="id48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9" draw:id="id49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2" draw:layer="layout" svg:width="1.967cm" svg:height="0.725cm" svg:x="6.935cm" svg:y="0.216cm">
          <draw:text-box>
            <text:p text:style-name="P1"><text:span text:style-name="T4">pin</text:span><text:span text:style-name="T4">g </text:span><text:span text:style-name="T4">las</text:span></text:p>
          </draw:text-box>
        </draw:frame>
        <draw:connector draw:style-name="gr5" draw:text-style-name="P6" draw:layer="layout" draw:type="curve" svg:x1="5.569cm" svg:y1="2.01cm" svg:x2="6.669cm" svg:y2="0.65cm" draw:start-shape="id48" draw:start-glue-point="10" draw:end-shape="id49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50" draw:start-glue-point="10" draw:end-shape="id48" draw:end-glue-point="6" svg:d="M2993 9972c859 0 287-7962 1145-7962" svg:viewBox="0 0 1146 7963">
          <text:p/>
        </draw:connecto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28T10:30:53.166029386</dc:date>
    <meta:editing-duration>P1DT3H45M29S</meta:editing-duration>
    <meta:editing-cycles>49</meta:editing-cycles>
    <meta:generator>LibreOffice/5.1.6.2$Linux_X86_64 LibreOffice_project/10m0$Build-2</meta:generator>
    <meta:document-statistic meta:object-count="153"/>
  </office:meta>
</office:document-meta>
</file>